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8.503cm" fo:margin-left="-1.092cm" fo:margin-top="0cm" fo:margin-bottom="0cm" table:align="left" style:writing-mode="lr-tb"/>
    </style:style>
    <style:style style:name="Tableau1.A" style:family="table-column">
      <style:table-column-properties style:column-width="6.167cm"/>
    </style:style>
    <style:style style:name="Tableau1.B" style:family="table-column">
      <style:table-column-properties style:column-width="6.168cm"/>
    </style:style>
    <style:style style:name="Tableau1.1" style:family="table-row">
      <style:table-row-properties style:min-row-height="1.369cm" fo:keep-together="auto"/>
    </style:style>
    <style:style style:name="Tableau1.A1" style:family="table-cell">
      <style:table-cell-properties fo:background-color="#ffffff" fo:padding="0cm" fo:border="0.75pt solid #000001">
        <style:background-image/>
      </style:table-cell-properties>
    </style:style>
    <style:style style:name="Tableau1.C1" style:family="table-cell">
      <style:table-cell-properties fo:background-color="#ffffff" fo:padding-left="0.012cm" fo:padding-right="0.026cm" fo:padding-top="0.026cm" fo:padding-bottom="0.026cm" fo:border="0.75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5200c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officeooo:paragraph-rsid="000125f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125f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weight="bold" style:font-name-asian="Times New Roman1" style:language-asian="fr" style:country-asian="FR" style:font-weight-asian="bold" style:font-name-complex="Arial1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name-asian="Times New Roman1" style:font-size-asian="12pt" style:language-asian="fr" style:country-asian="FR" style:font-name-complex="Times New Roman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border-line-width="0.106cm 0.026cm 0.026cm" fo:padding-left="0.141cm" fo:padding-right="0.141cm" fo:padding-top="0.035cm" fo:padding-bottom="0.035cm" fo:border="4.51pt double #00000a"/>
      <style:text-properties fo:color="#85200c" style:font-name="Arial" fo:font-size="20pt" fo:font-weight="bold" style:font-name-asian="Times New Roman1" style:font-size-asian="20pt" style:language-asian="fr" style:country-asian="FR" style:font-weight-asian="bold" style:font-name-complex="Arial1" style:font-size-complex="20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border-line-width="0.106cm 0.026cm 0.026cm" fo:padding-left="0.141cm" fo:padding-right="0.141cm" fo:padding-top="0.035cm" fo:padding-bottom="0.035cm" fo:border="4.51pt double #00000a"/>
      <style:text-properties fo:color="#85200c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10" style:family="paragraph" style:parent-style-name="Standard">
      <style:text-properties fo:color="#ff0000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1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style:border-line-width="0.106cm 0.026cm 0.026cm" fo:padding-left="0.141cm" fo:padding-right="0.141cm" fo:padding-top="0.035cm" fo:padding-bottom="0.035cm" fo:border="4.51pt double #00000a"/>
      <style:text-properties fo:color="#85200c" style:font-name="Arial" fo:font-size="20pt" fo:font-weight="bold" style:font-name-asian="Times New Roman1" style:font-size-asian="20pt" style:language-asian="fr" style:country-asian="FR" style:font-weight-asian="bold" style:font-name-complex="Arial1" style:font-size-complex="20pt" style:font-weight-complex="bold"/>
    </style:style>
    <style:style style:name="P12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weight="bold" officeooo:paragraph-rsid="000c6d47" style:font-name-asian="Times New Roman1" style:language-asian="fr" style:country-asian="FR" style:font-weight-asian="bold" style:font-name-complex="Arial1"/>
    </style:style>
    <style:style style:name="P13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8439f" officeooo:paragraph-rsid="0008439f" style:font-name-asian="Times New Roman1" style:language-asian="fr" style:country-asian="FR" style:font-weight-asian="bold" style:font-name-complex="Arial1"/>
    </style:style>
    <style:style style:name="P14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a93d3" officeooo:paragraph-rsid="000a93d3" style:font-name-asian="Times New Roman1" style:language-asian="fr" style:country-asian="FR" style:font-weight-asian="bold" style:font-name-complex="Arial1"/>
    </style:style>
    <style:style style:name="P15" style:family="paragraph" style:parent-style-name="Standard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a93d3" officeooo:paragraph-rsid="000a93d3" style:font-name-asian="Times New Roman1" style:language-asian="fr" style:country-asian="FR" style:font-weight-asian="bold" style:font-name-complex="Arial1"/>
    </style:style>
    <style:style style:name="P16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a93d3" officeooo:paragraph-rsid="000a93d3" style:font-name-asian="Times New Roman1" style:language-asian="fr" style:country-asian="FR" style:font-weight-asian="bold" style:font-name-complex="Arial1"/>
    </style:style>
    <style:style style:name="P17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c6d47" officeooo:paragraph-rsid="000c6d47" style:font-name-asian="Times New Roman1" style:language-asian="fr" style:country-asian="FR" style:font-weight-asian="bold" style:font-name-complex="Arial1"/>
    </style:style>
    <style:style style:name="P18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dc97a" officeooo:paragraph-rsid="000dc97a" style:font-name-asian="Times New Roman1" style:language-asian="fr" style:country-asian="FR" style:font-weight-asian="bold" style:font-name-complex="Arial1"/>
    </style:style>
    <style:style style:name="P19" style:family="paragraph" style:parent-style-name="Standard" style:list-style-name="WWNum4">
      <style:paragraph-properties fo:margin-top="0cm" fo:margin-bottom="0cm" loext:contextual-spacing="false" fo:line-height="100%" fo:text-align="start" style:justify-single-word="false" style:vertical-align="baseline"/>
      <style:text-properties fo:color="#000000" style:font-name="Arial" fo:font-weight="bold" officeooo:rsid="00204067" officeooo:paragraph-rsid="000f1d2f" style:font-name-asian="Times New Roman1" style:language-asian="fr" style:country-asian="FR" style:font-weight-asian="bold" style:font-name-complex="Arial1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 style:vertical-align="baseline"/>
      <style:text-properties fo:color="#000000" style:font-name="Arial" fo:font-weight="bold" officeooo:rsid="00204067" officeooo:paragraph-rsid="000f1d2f" style:font-name-asian="Times New Roman1" style:language-asian="fr" style:country-asian="FR" style:font-weight-asian="bold" style:font-name-complex="Arial1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officeooo:paragraph-rsid="000125fd"/>
    </style:style>
    <style:style style:name="P22" style:family="paragraph" style:parent-style-name="Standard" style:list-style-name="">
      <style:paragraph-properties fo:margin-top="0.847cm" fo:margin-bottom="0.212cm" loext:contextual-spacing="false" fo:line-height="100%"/>
      <style:text-properties fo:color="#002060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23" style:family="paragraph" style:parent-style-name="List_20_Paragraph">
      <style:text-properties style:font-name="Arial" fo:font-weight="bold" style:font-weight-asian="bold" style:font-name-complex="Arial1"/>
    </style:style>
    <style:style style:name="P24" style:family="paragraph" style:parent-style-name="List_20_Paragraph" style:list-style-name="WWNum3">
      <style:text-properties style:font-name="Arial" fo:font-weight="bold" style:font-weight-asian="bold" style:font-name-complex="Arial1"/>
    </style:style>
    <style:style style:name="P25" style:family="paragraph" style:parent-style-name="List_20_Paragraph" style:list-style-name="WWNum3">
      <style:text-properties style:font-name="Arial" fo:font-weight="bold" officeooo:rsid="000a93d3" officeooo:paragraph-rsid="000a93d3" style:font-weight-asian="bold" style:font-name-complex="Arial1"/>
    </style:style>
    <style:style style:name="P26" style:family="paragraph" style:parent-style-name="List_20_Paragraph" style:list-style-name="WWNum2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a93d3" officeooo:paragraph-rsid="000a93d3" style:font-name-asian="Times New Roman1" style:language-asian="fr" style:country-asian="FR" style:font-weight-asian="bold" style:font-name-complex="Arial1"/>
    </style:style>
    <style:style style:name="P27" style:family="paragraph" style:parent-style-name="List_20_Paragraph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a93d3" officeooo:paragraph-rsid="000a93d3" style:font-name-asian="Times New Roman1" style:language-asian="fr" style:country-asian="FR" style:font-weight-asian="bold" style:font-name-complex="Arial1"/>
    </style:style>
    <style:style style:name="T1" style:family="text">
      <style:text-properties fo:color="#000000" style:font-name="Arial" fo:font-weight="bold" style:font-name-asian="Times New Roman1" style:language-asian="fr" style:country-asian="FR" style:font-weight-asian="bold" style:font-name-complex="Arial1" style:font-weight-complex="bold"/>
    </style:style>
    <style:style style:name="T2" style:family="text">
      <style:text-properties fo:color="#000000" style:font-name="Arial" fo:font-weight="normal" officeooo:rsid="000a93d3" style:font-name-asian="Times New Roman1" style:language-asian="fr" style:country-asian="FR" style:font-weight-asian="normal" style:font-name-complex="Arial1" style:font-weight-complex="normal"/>
    </style:style>
    <style:style style:name="T3" style:family="text">
      <style:text-properties fo:color="#000000" style:font-name="Arial" style:font-name-asian="Times New Roman1" style:language-asian="fr" style:country-asian="FR" style:font-name-complex="Arial1"/>
    </style:style>
    <style:style style:name="T4" style:family="text">
      <style:text-properties fo:color="#000000" style:font-name="Arial" style:font-name-complex="Arial1"/>
    </style:style>
    <style:style style:name="T5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6" style:family="text">
      <style:text-properties style:font-name="Times New Roman" fo:font-size="12pt" officeooo:rsid="00030626" style:font-name-asian="Times New Roman1" style:font-size-asian="12pt" style:language-asian="fr" style:country-asian="FR" style:font-name-complex="Times New Roman1" style:font-size-complex="12pt"/>
    </style:style>
    <style:style style:name="T7" style:family="text">
      <style:text-properties style:font-name="Times New Roman" fo:font-size="12pt" officeooo:rsid="000a93d3" style:font-name-asian="Times New Roman1" style:font-size-asian="12pt" style:language-asian="fr" style:country-asian="FR" style:font-name-complex="Times New Roman1" style:font-size-complex="12pt"/>
    </style:style>
    <style:style style:name="T8" style:family="text">
      <style:text-properties fo:color="#999999" style:font-name="Arial" fo:font-size="12pt" fo:font-weight="bold" style:font-name-asian="Times New Roman1" style:font-size-asian="12pt" style:language-asian="fr" style:country-asian="FR" style:font-weight-asian="bold" style:font-name-complex="Arial1" style:font-size-complex="12pt" style:font-weight-complex="bold"/>
    </style:style>
    <style:style style:name="T9" style:family="text">
      <style:text-properties fo:color="#767171" style:font-name="Arial" fo:font-style="italic" fo:font-weight="bold" style:font-name-asian="Times New Roman1" style:language-asian="fr" style:country-asian="FR" style:font-style-asian="italic" style:font-weight-asian="bold" style:font-name-complex="Arial1"/>
    </style:style>
    <style:style style:name="T10" style:family="text">
      <style:text-properties fo:color="#767171" style:font-name="Arial" fo:font-style="italic" fo:font-weight="bold" officeooo:rsid="000125fd" style:font-name-asian="Times New Roman1" style:language-asian="fr" style:country-asian="FR" style:font-style-asian="italic" style:font-weight-asian="bold" style:font-name-complex="Arial1"/>
    </style:style>
    <style:style style:name="T11" style:family="text">
      <style:text-properties fo:color="#767171" style:font-name="Arial" fo:font-style="italic" fo:font-weight="bold" officeooo:rsid="00030626" style:font-name-asian="Times New Roman1" style:language-asian="fr" style:country-asian="FR" style:font-style-asian="italic" style:font-weight-asian="bold" style:font-name-complex="Arial1"/>
    </style:style>
    <style:style style:name="T12" style:family="text">
      <style:text-properties officeooo:rsid="000a93d3"/>
    </style:style>
    <style:style style:name="T13" style:family="text">
      <style:text-properties officeooo:rsid="000c6d47"/>
    </style:style>
    <style:style style:name="T14" style:family="text">
      <style:text-properties officeooo:rsid="000f1d2f"/>
    </style:style>
    <style:style style:name="T15" style:family="text">
      <style:text-properties officeooo:rsid="000fb1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jet CASSIOPEE® :</text:p>
      <text:p text:style-name="P8">« Database Firewall »</text:p>
      <text:p text:style-name="P9">Compte rendu de réunion n°0<text:span text:style-name="T12">6</text:span></text:p>
      <text:p text:style-name="P1"/>
      <table:table table:name="Tableau1" table:style-name="Tableau1"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6">Motif :</text:p>
            <text:p text:style-name="P5">Réunion de projet</text:p>
          </table:table-cell>
          <table:table-cell table:style-name="Tableau1.A1" office:value-type="string">
            <text:p text:style-name="P6">Lieu :</text:p>
            <text:p text:style-name="P7">D101-01</text:p>
          </table:table-cell>
          <table:table-cell table:style-name="Tableau1.C1" office:value-type="string">
            <text:p text:style-name="P2"><text:span text:style-name="T1">Date :</text:span><text:span text:style-name="T5"> </text:span><text:span text:style-name="T7">23</text:span><text:span text:style-name="T5"> </text:span><text:span text:style-name="T6">mai</text:span><text:span text:style-name="T5"> 2017</text:span></text:p>
            <text:p text:style-name="P2"><text:span text:style-name="T1">Heure de début : </text:span><text:span text:style-name="T2">17</text:span><text:span text:style-name="T5">h</text:span><text:span text:style-name="T6">0</text:span><text:span text:style-name="T5">0</text:span></text:p>
            <text:p text:style-name="P2"><text:span text:style-name="T1">Durée :</text:span><text:span text:style-name="T5"> </text:span><text:span text:style-name="T6">1h</text:span></text:p>
          </table:table-cell>
        </table:table-row>
      </table:table>
      <text:p text:style-name="P5"/>
      <text:p text:style-name="P4"><text:span text:style-name="T8">Liste de diffusion :</text:span><text:span text:style-name="T3"> </text:span><text:span text:style-name="T4">Grégory Blanc, Grégoire Menguy, Baptiste Polvé</text:span></text:p>
      <text:p text:style-name="P10">Ordre du jour</text:p>
      <text:list xml:id="list4106120491067341428" text:style-name="WWNum3">
        <text:list-item>
          <text:p text:style-name="P24">Avancement</text:p>
          <text:list>
            <text:list-item>
              <text:p text:style-name="P25">Gestion des attaques</text:p>
            </text:list-item>
            <text:list-item>
              <text:p text:style-name="P25">Test DVWA</text:p>
            </text:list-item>
            <text:list-item>
              <text:p text:style-name="P25">Amélioration de la grammaire MySQL</text:p>
            </text:list-item>
            <text:list-item>
              <text:p text:style-name="P25">Utilisation du barème </text:p>
            </text:list-item>
            <text:list-item>
              <text:p text:style-name="P25">Rapport de synthèse</text:p>
            </text:list-item>
          </text:list>
        </text:list-item>
        <text:list-item>
          <text:p text:style-name="P24">Prévisions</text:p>
        </text:list-item>
        <text:list-item>
          <text:p text:style-name="P24">Échange avec le client</text:p>
        </text:list-item>
      </text:list>
      <text:p text:style-name="P23"/>
      <text:p text:style-name="P23"/>
      <text:h text:style-name="P22" text:outline-level="1">Avancement du projet</text:h>
      <text:list xml:id="list6741054592353743398" text:style-name="WWNum1">
        <text:list-item>
          <text:p text:style-name="P14">Gestion des attaques</text:p>
          <text:list>
            <text:list-item>
              <text:p text:style-name="P14">Le DBF catch les requêtes malveillantes</text:p>
            </text:list-item>
            <text:list-item>
              <text:p text:style-name="P14">Le système de log montre les requêtes bloquées</text:p>
              <text:p text:style-name="P14"/>
            </text:list-item>
          </text:list>
        </text:list-item>
        <text:list-item>
          <text:p text:style-name="P14">Tests avec DVWA</text:p>
          <text:list>
            <text:list-item>
              <text:p text:style-name="P14">Les premiers tests ont été réalisés</text:p>
              <text:p text:style-name="P14">→ Le DBF fonctionne bien</text:p>
              <text:p text:style-name="P14"/>
            </text:list-item>
          </text:list>
        </text:list-item>
        <text:list-item>
          <text:p text:style-name="P14">Amélioration de la grammaire MySQL</text:p>
          <text:list>
            <text:list-item>
              <text:p text:style-name="P14">Rajout de méthodes MySQL dans la grammaire</text:p>
              <text:p text:style-name="P13">→ <text:span text:style-name="T12">Moins de faux positifs mais plus de faux négatifs</text:span></text:p>
            </text:list-item>
            <text:list-item>
              <text:p text:style-name="P14">Ajout de whitelist pour gérer les exceptions </text:p>
              <text:p text:style-name="P14"/>
            </text:list-item>
          </text:list>
        </text:list-item>
        <text:list-item>
          <text:p text:style-name="P14">Utilisation du Barème</text:p>
          <text:list>
            <text:list-item>
              <text:p text:style-name="P14">Barème implémenté et fonctionnel</text:p>
              <text:p text:style-name="P14"/>
            </text:list-item>
          </text:list>
        </text:list-item>
        <text:list-item>
          <text:p text:style-name="P14">Rapport de synthèse</text:p>
          <text:list>
            <text:list-item>
              <text:p text:style-name="P14">Le plan est validé</text:p>
            </text:list-item>
            <text:list-item>
              <text:p text:style-name="P14">rendu pour le client : archive avec les sources du projet et explication pour l'installation</text:p>
            </text:list-item>
          </text:list>
        </text:list-item>
      </text:list>
      <text:p text:style-name="P15"/>
      <text:p text:style-name="P15"/>
      <text:p text:style-name="P15"/>
      <text:p text:style-name="P15"/>
      <text:h text:style-name="P22" text:outline-level="1"><text:soft-page-break/></text:h>
      <text:h text:style-name="P22" text:outline-level="1">Prévisions</text:h>
      <text:list xml:id="list1619562585760724161" text:style-name="WWNum2">
        <text:list-item>
          <text:p text:style-name="P26">Faire d'autres tests avec SQLmap</text:p>
        </text:list-item>
        <text:list-item>
          <text:p text:style-name="P26">Trouver une base de données de requêtes légitimes et faire les tests</text:p>
        </text:list-item>
      </text:list>
      <text:p text:style-name="P27"/>
      <text:p text:style-name="P27"/>
      <text:h text:style-name="P22" text:outline-level="1">Échanges avec le client </text:h>
      <text:list xml:id="list5798808443142074894" text:style-name="WWNum4">
        <text:list-item>
          <text:p text:style-name="P16">Amélioration du système de log : </text:p>
          <text:list>
            <text:list-item>
              <text:p text:style-name="P16">Écrire pourquoi la requête a été bloquée</text:p>
              <text:p text:style-name="P16"/>
            </text:list-item>
          </text:list>
        </text:list-item>
        <text:list-item>
          <text:p text:style-name="P16">Whitelist :</text:p>
          <text:list>
            <text:list-item>
              <text:p text:style-name="P16">Résoudre le problème de la complétudes des signature ( Cf : UNION )</text:p>
              <text:p text:style-name="P16"/>
            </text:list-item>
          </text:list>
        </text:list-item>
        <text:list-item>
          <text:p text:style-name="P17">Tests :</text:p>
          <text:list>
            <text:list-item>
              <text:p text:style-name="P17"><text:span text:style-name="T14">T</text:span>ests temporels : faire de nombreux tests et faire la moyenne des temps</text:p>
            </text:list-item>
            <text:list-item>
              <text:p text:style-name="P12"><text:span text:style-name="T13">Tests performance : charge CPU et RAM sur l'hôte</text:span></text:p>
              <text:p text:style-name="P12"/>
            </text:list-item>
          </text:list>
        </text:list-item>
        <text:list-item>
          <text:p text:style-name="P18"><text:span text:style-name="T14">Mettre les éléments suivant sur le p</text:span>oster :</text:p>
          <text:list>
            <text:list-item>
              <text:p text:style-name="P19">l<text:span text:style-name="T14">es</text:span> motivation<text:span text:style-name="T14">s</text:span> <text:span text:style-name="T14">du projet</text:span></text:p>
            </text:list-item>
            <text:list-item>
              <text:p text:style-name="P19">les politiques de sécurité <text:span text:style-name="T14">utilisées (blacklist, barème)</text:span></text:p>
            </text:list-item>
            <text:list-item>
              <text:p text:style-name="P19">l<text:span text:style-name="T14">es moyens</text:span> technique<text:span text:style-name="T14">s employés</text:span></text:p>
            </text:list-item>
            <text:list-item>
              <text:p text:style-name="P19">les résultat<text:span text:style-name="T14">s </text:span></text:p>
            </text:list-item>
            <text:list-item>
              <text:p text:style-name="P19">pour aller plus loin</text:p>
            </text:list-item>
            <text:list-item>
              <text:p text:style-name="P19"><text:span text:style-name="T14">I</text:span>l faut <text:span text:style-name="T14">surtout</text:span> <text:span text:style-name="T15">faire </text:span>comprendre les <text:span text:style-name="T14">différentes</text:span> phases du projet</text:p>
            </text:list-item>
          </text:list>
        </text:list-item>
      </text:list>
      <text:p text:style-name="P20"/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>Ce CR sera considéré comme validé mardi </text:span><text:span text:style-name="T11">04</text:span><text:span text:style-name="T9">/0</text:span><text:span text:style-name="T11">5</text:span><text:span text:style-name="T9">/2017</text:span><text:bookmark text:name="_GoBack"/><text:span text:style-name="T9"> en l’absence de remarque</text:span><text:span text:style-name="T10">s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ListLabel_20_29" style:display-name="ListLabel 29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rial" fo:font-family="Arial" style:font-family-generic="roman" style:font-pitch="variable" fo:font-weight="bold" style:font-weight-asian="bold"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="Arial" fo:font-family="Arial" style:font-family-generic="roman" style:font-pitch="variable" fo:font-weight="bold" style:font-weight-asian="bold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3" style:display-name="ListLabel 18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04" style:display-name="ListLabel 204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>
      <style:text-properties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Courier New1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20" style:display-name="ListLabel 220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2" style:display-name="ListLabel 22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5" style:display-name="ListLabel 2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8" style:display-name="ListLabel 228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29" style:display-name="ListLabel 229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30" style:display-name="ListLabel 230" style:family="text">
      <style:text-properties style:font-name-complex="Wingdings1" style:font-family-complex="Wingdings" style:font-family-generic-complex="system" style:font-pitch-complex="variable"/>
    </style:style>
    <style:style style:name="ListLabel_20_231" style:display-name="ListLabel 23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Courier New1" style:font-family-complex="'Courier New'" style:font-family-generic-complex="system" style:font-pitch-complex="variable"/>
    </style:style>
    <style:style style:name="ListLabel_20_233" style:display-name="ListLabel 233" style:family="text">
      <style:text-properties style:font-name-complex="Wingdings1" style:font-family-complex="Wingdings" style:font-family-generic-complex="system" style:font-pitch-complex="variable"/>
    </style:style>
    <style:style style:name="ListLabel_20_234" style:display-name="ListLabel 23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5" style:display-name="ListLabel 235" style:family="text">
      <style:text-properties style:font-name-complex="Courier New1" style:font-family-complex="'Courier New'" style:font-family-generic-complex="system" style:font-pitch-complex="variable"/>
    </style:style>
    <style:style style:name="ListLabel_20_236" style:display-name="ListLabel 236" style:family="text">
      <style:text-properties style:font-name-complex="Wingdings1" style:font-family-complex="Wingdings" style:font-family-generic-complex="system" style:font-pitch-complex="variable"/>
    </style:style>
    <style:style style:name="ListLabel_20_237" style:display-name="ListLabel 23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8" style:display-name="ListLabel 238" style:family="text">
      <style:text-properties style:font-name-complex="Courier New1" style:font-family-complex="'Courier New'" style:font-family-generic-complex="system" style:font-pitch-complex="variable"/>
    </style:style>
    <style:style style:name="ListLabel_20_239" style:display-name="ListLabel 239" style:family="text">
      <style:text-properties style:font-name-complex="Wingdings1" style:font-family-complex="Wingdings" style:font-family-generic-complex="system" style:font-pitch-complex="variable"/>
    </style:style>
    <style:style style:name="ListLabel_20_240" style:display-name="ListLabel 2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41" style:display-name="ListLabel 241" style:family="text">
      <style:text-properties style:font-name-complex="Courier New1" style:font-family-complex="'Courier New'" style:font-family-generic-complex="system" style:font-pitch-complex="variable"/>
    </style:style>
    <style:style style:name="ListLabel_20_242" style:display-name="ListLabel 242" style:family="text">
      <style:text-properties style:font-name-complex="Wingdings1" style:font-family-complex="Wingdings" style:font-family-generic-complex="system" style:font-pitch-complex="variable"/>
    </style:style>
    <style:style style:name="ListLabel_20_243" style:display-name="ListLabel 243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44" style:display-name="ListLabel 244" style:family="text">
      <style:text-properties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>
      <style:text-properties style:font-name-complex="Wingdings1" style:font-family-complex="Wingdings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3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3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3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3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3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4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4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4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5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5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5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5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7:26:00</meta:creation-date>
    <meta:initial-creator>【-•◘ ๒αקтเstε ◘•-】</meta:initial-creator>
    <dc:language>fr-FR</dc:language>
    <meta:print-date>2015-10-18T07:55:00</meta:print-date>
    <dc:date>2017-05-23T18:48:04.130518415</dc:date>
    <meta:editing-cycles>43</meta:editing-cycles>
    <meta:editing-duration>PT1H2M27S</meta:editing-duration>
    <meta:generator>LibreOffice/4.4.6.3$Linux_X86_64 LibreOffice_project/40m0$Build-3</meta:generator>
    <dc:creator>menguy </dc:creator>
    <meta:document-statistic meta:table-count="1" meta:image-count="0" meta:object-count="0" meta:page-count="2" meta:paragraph-count="62" meta:word-count="331" meta:character-count="1721" meta:non-whitespace-character-count="14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